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b7b5" officeooo:paragraph-rsid="000ab7b5"/>
    </style:style>
    <style:style style:name="P2" style:family="paragraph" style:parent-style-name="Table_20_Contents">
      <style:text-properties officeooo:rsid="000ab7b5" officeooo:paragraph-rsid="000ab7b5"/>
    </style:style>
    <style:style style:name="P3" style:family="paragraph" style:parent-style-name="Table_20_Contents">
      <style:text-properties fo:font-weight="bold" officeooo:rsid="000ab7b5" officeooo:paragraph-rsid="000ab7b5" style:font-weight-asian="bold" style:font-weight-complex="bold"/>
    </style:style>
    <style:style style:name="P4" style:family="paragraph" style:parent-style-name="Table_20_Contents">
      <style:text-properties officeooo:rsid="000bd37e" officeooo:paragraph-rsid="000bd37e"/>
    </style:style>
    <style:style style:name="P5" style:family="paragraph" style:parent-style-name="Table_20_Contents">
      <style:text-properties officeooo:rsid="000be9e8" officeooo:paragraph-rsid="000be9e8"/>
    </style:style>
    <style:style style:name="P6" style:family="paragraph" style:parent-style-name="Table_20_Contents">
      <style:text-properties fo:font-weight="bold" officeooo:rsid="0017293d" officeooo:paragraph-rsid="0017293d" style:font-weight-asian="bold" style:font-weight-complex="bold"/>
    </style:style>
    <style:style style:name="P7" style:family="paragraph" style:parent-style-name="Table_20_Contents">
      <style:text-properties officeooo:rsid="0017293d" officeooo:paragraph-rsid="0017293d"/>
    </style:style>
    <style:style style:name="P8" style:family="paragraph" style:parent-style-name="Table_20_Contents">
      <style:text-properties officeooo:rsid="00190735" officeooo:paragraph-rsid="00190735"/>
    </style:style>
    <style:style style:name="P9" style:family="paragraph" style:parent-style-name="Table_20_Contents">
      <style:text-properties officeooo:rsid="0019e764" officeooo:paragraph-rsid="0019e764"/>
    </style:style>
    <style:style style:name="T1" style:family="text">
      <style:text-properties officeooo:rsid="000be9e8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be9e8" style:font-size-asian="15pt" style:font-weight-asian="bold" style:font-size-complex="15pt" style:font-weight-complex="bold"/>
    </style:style>
    <style:style style:name="T4" style:family="text">
      <style:text-properties officeooo:rsid="000d6786"/>
    </style:style>
    <style:style style:name="T5" style:family="text">
      <style:text-properties officeooo:rsid="00149649"/>
    </style:style>
    <style:style style:name="T6" style:family="text">
      <style:text-properties officeooo:rsid="0015eae6"/>
    </style:style>
    <style:style style:name="T7" style:family="text">
      <style:text-properties officeooo:rsid="0019e764"/>
    </style:style>
    <style:style style:name="T8" style:family="text">
      <style:text-properties officeooo:rsid="0019ef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 <text:s text:c="9"/><text:span text:style-name="T2"><text:s/></text:span><text:span text:style-name="T3">Code Inspection Report for PACMAN code</text:span>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udent Name</text:p>
          </table:table-cell>
          <table:table-cell table:style-name="Table1.B1" office:value-type="string">
            <text:p text:style-name="P6">Aluka Rajashekar Reddy</text:p>
          </table:table-cell>
        </table:table-row>
        <table:table-row>
          <table:table-cell table:style-name="Table1.A2" office:value-type="string">
            <text:p text:style-name="P2"># of lines reviewed</text:p>
          </table:table-cell>
          <table:table-cell table:style-name="Table1.B2" office:value-type="string">
            <text:p text:style-name="P7">331</text:p>
          </table:table-cell>
        </table:table-row>
        <table:table-row>
          <table:table-cell table:style-name="Table1.A2" office:value-type="string">
            <text:p text:style-name="P2">#classes</text:p>
          </table:table-cell>
          <table:table-cell table:style-name="Table1.B2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P2">#methods</text:p>
          </table:table-cell>
          <table:table-cell table:style-name="Table1.B2" office:value-type="string">
            <text:p text:style-name="P8">19</text:p>
          </table:table-cell>
        </table:table-row>
        <table:table-row>
          <table:table-cell table:style-name="Table1.A2" office:value-type="string">
            <text:p text:style-name="P2">Average #methods/class</text:p>
          </table:table-cell>
          <table:table-cell table:style-name="Table1.B2" office:value-type="string">
            <text:p text:style-name="P9">9</text:p>
          </table:table-cell>
        </table:table-row>
        <table:table-row>
          <table:table-cell table:style-name="Table1.A2" office:value-type="string">
            <text:p text:style-name="P2">Time spent on code review</text:p>
          </table:table-cell>
          <table:table-cell table:style-name="Table1.B2" office:value-type="string">
            <text:p text:style-name="P4"><text:span text:style-name="T8">3</text:span> hours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Metrics for code review :</text:p>
          </table:table-cell>
          <table:table-cell table:style-name="Table2.B1" office:value-type="string">
            <text:p text:style-name="P3">Current Number</text:p>
          </table:table-cell>
        </table:table-row>
        <table:table-row>
          <table:table-cell table:style-name="Table2.A2" office:value-type="string">
            <text:p text:style-name="P2">Fan-in(FANIN is the number of classes </text:p>
            <text:p text:style-name="P2">from which a class is called)</text:p>
          </table:table-cell>
          <table:table-cell table:style-name="Table2.B2" office:value-type="string">
            <text:p text:style-name="P4">class pacman : 0</text:p>
            <text:p text:style-name="P4">class ghost : 0</text:p>
          </table:table-cell>
        </table:table-row>
        <table:table-row>
          <table:table-cell table:style-name="Table2.A2" office:value-type="string">
            <text:p text:style-name="P2">Fan-out</text:p>
          </table:table-cell>
          <table:table-cell table:style-name="Table2.B2" office:value-type="string">
            <text:p text:style-name="P4"><text:span text:style-name="T7">c</text:span>lass person : 1</text:p>
            <text:p text:style-name="P4">class ghost : 1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Complexity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Weighted Methods/Class (WMC): A class </text:p>
            <text:p text:style-name="P2">with more member functions than its peers </text:p>
            <text:p text:style-name="P2">is considered to be more complex and </text:p>
            <text:p text:style-name="P2">therefore more error prone</text:p>
          </table:table-cell>
          <table:table-cell table:style-name="Table3.B2" office:value-type="string">
            <text:p text:style-name="P4">Pacman class is a weighted class , it consists of </text:p>
            <text:p text:style-name="P4"><text:span text:style-name="T8">8 </text:span>methods inside it and is more complex.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Inheritance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">Number of Children(NOC is the number </text:p>
            <text:p text:style-name="P2">of classes that are derived directly from a </text:p>
            <text:p text:style-name="P2">specified class)</text:p>
          </table:table-cell>
          <table:table-cell table:style-name="Table4.B2" office:value-type="string">
            <text:p text:style-name="P4">class pacman : <text:span text:style-name="T8">1</text:span> (person is the parent class)</text:p>
            <text:p text:style-name="P4">class ghost : <text:span text:style-name="T8">1</text:span> (person is the parent class)</text:p>
          </table:table-cell>
        </table:table-row>
        <table:table-row>
          <table:table-cell table:style-name="Table4.A2" office:value-type="string">
            <text:p text:style-name="P2">CBO (Coupling Between Objects) It is a </text:p>
            <text:p text:style-name="P2">count of the number of other classes to </text:p>
            <text:p text:style-name="P2">which it is coupled</text:p>
          </table:table-cell>
          <table:table-cell table:style-name="Table4.B2" office:value-type="string">
            <text:p text:style-name="P4">Class person and class pacman are related with respect to inheritance and <text:span text:style-name="T1">similarly class person and class ghost are also related with respect to inheritance</text:span></text:p>
          </table:table-cell>
        </table:table-row>
        <table:table-row>
          <table:table-cell table:style-name="Table4.A2" office:value-type="string">
            <text:p text:style-name="P2">RFC (Response for Class) It is the number </text:p>
            <text:p text:style-name="P2">of methods of the class plus the number of </text:p>
            <text:p text:style-name="P2">methods called by any of those methods.</text:p>
          </table:table-cell>
          <table:table-cell table:style-name="Table4.B2" office:value-type="string">
            <text:p text:style-name="P5">class pacman : <text:span text:style-name="T8">8</text:span></text:p>
            <text:p text:style-name="P5">class ghost : <text:span text:style-name="T8">6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vya </meta:initial-creator>
    <meta:creation-date>2014-10-10T14:19:01.908334993</meta:creation-date>
    <dc:date>2014-10-10T20:07:31.279664081</dc:date>
    <meta:editing-duration>PT36M6S</meta:editing-duration>
    <meta:editing-cycles>17</meta:editing-cycles>
    <meta:generator>LibreOffice/4.2.6.3$Linux_X86_64 LibreOffice_project/420m0$Build-3</meta:generator>
    <meta:document-statistic meta:table-count="4" meta:image-count="0" meta:object-count="0" meta:page-count="1" meta:paragraph-count="44" meta:word-count="219" meta:character-count="1206" meta:non-whitespace-character-count="1007"/>
  </office:meta>
</office:document-meta>
</file>